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P4" style:parent-style-name="Normal" style:family="paragraph">
      <style:text-properties fo:font-weight="bold" style:font-weight-asian="bold" style:font-weight-complex="bold"/>
    </style:style>
    <style:style style:name="P5" style:parent-style-name="ListParagraph" style:list-style-name="LFO5" style:family="paragraph">
      <style:paragraph-properties fo:text-align="justify"/>
      <style:text-properties fo:font-weight="bold" style:font-weight-asian="bold" style:font-weight-complex="bold"/>
    </style:style>
    <style:style style:name="P6" style:parent-style-name="Normal" style:family="paragraph">
      <style:paragraph-properties fo:text-align="justify"/>
    </style:style>
    <style:style style:name="T7" style:parent-style-name="DefaultParagraphFont" style:family="text">
      <style:text-properties fo:background-color="#FFFF00"/>
    </style:style>
    <style:style style:name="T8" style:parent-style-name="DefaultParagraphFont" style:family="text">
      <style:text-properties fo:background-color="#FFFF00"/>
    </style:style>
    <style:style style:name="P9" style:parent-style-name="ListParagraph" style:list-style-name="LFO5" style:family="paragraph">
      <style:paragraph-properties fo:text-align="justify"/>
      <style:text-properties fo:font-weight="bold" style:font-weight-asian="bold" style:font-weight-complex="bold"/>
    </style:style>
    <style:style style:name="P10" style:parent-style-name="Normal" style:family="paragraph">
      <style:paragraph-properties fo:text-align="justify"/>
    </style:style>
    <style:style style:name="P11" style:parent-style-name="Normal" style:family="paragraph">
      <style:paragraph-properties fo:text-align="justify"/>
      <style:text-properties fo:background-color="#FFFF00"/>
    </style:style>
    <style:style style:name="P12" style:parent-style-name="Normal" style:family="paragraph">
      <style:paragraph-properties fo:text-align="justify"/>
    </style:style>
    <style:style style:name="T13" style:parent-style-name="DefaultParagraphFont" style:family="text">
      <style:text-properties fo:background-color="#FFFF00"/>
    </style:style>
    <style:style style:name="P14" style:parent-style-name="Normal" style:family="paragraph">
      <style:paragraph-properties fo:text-align="justify"/>
    </style:style>
    <style:style style:name="T15" style:parent-style-name="Hyperlink" style:family="text">
      <style:text-properties fo:background-color="#FFFF00"/>
    </style:style>
    <style:style style:name="P16" style:parent-style-name="Normal" style:family="paragraph">
      <style:paragraph-properties fo:text-align="justify"/>
      <style:text-properties fo:background-color="#FFFF00"/>
    </style:style>
    <style:style style:name="P17" style:parent-style-name="ListParagraph" style:list-style-name="LFO5" style:family="paragraph">
      <style:paragraph-properties fo:text-align="justify"/>
      <style:text-properties fo:font-weight="bold" style:font-weight-asian="bold" style:font-weight-complex="bold"/>
    </style:style>
    <style:style style:name="P18" style:parent-style-name="Normal" style:family="paragraph">
      <style:paragraph-properties fo:text-align="justify"/>
    </style:style>
    <style:style style:name="P19" style:parent-style-name="ListParagraph" style:list-style-name="LFO1" style:family="paragraph">
      <style:paragraph-properties fo:text-align="justify"/>
    </style:style>
    <style:style style:name="T20" style:parent-style-name="DefaultParagraphFont" style:family="text">
      <style:text-properties fo:font-weight="bold" style:font-weight-asian="bold" style:font-weight-complex="bold"/>
    </style:style>
    <style:style style:name="P21" style:parent-style-name="ListParagraph" style:list-style-name="LFO1" style:family="paragraph">
      <style:paragraph-properties fo:text-align="justify"/>
    </style:style>
    <style:style style:name="T22" style:parent-style-name="DefaultParagraphFont" style:family="text">
      <style:text-properties fo:font-weight="bold" style:font-weight-asian="bold" style:font-weight-complex="bold"/>
    </style:style>
    <style:style style:name="P23" style:parent-style-name="ListParagraph" style:list-style-name="LFO1" style:family="paragraph">
      <style:paragraph-properties fo:text-align="justify"/>
    </style:style>
    <style:style style:name="T24" style:parent-style-name="DefaultParagraphFont" style:family="text">
      <style:text-properties fo:font-weight="bold" style:font-weight-asian="bold" style:font-weight-complex="bold"/>
    </style:style>
    <style:style style:name="P25" style:parent-style-name="ListParagraph" style:list-style-name="LFO1" style:family="paragraph">
      <style:paragraph-properties fo:text-align="justify"/>
    </style:style>
    <style:style style:name="T26" style:parent-style-name="DefaultParagraphFont" style:family="text">
      <style:text-properties fo:font-weight="bold" style:font-weight-asian="bold" style:font-weight-complex="bold"/>
    </style:style>
    <style:style style:name="P27" style:parent-style-name="ListParagraph" style:list-style-name="LFO1" style:family="paragraph">
      <style:paragraph-properties fo:text-align="justify"/>
    </style:style>
    <style:style style:name="T28" style:parent-style-name="DefaultParagraphFont" style:family="text">
      <style:text-properties fo:font-weight="bold" style:font-weight-asian="bold" style:font-weight-complex="bold"/>
    </style:style>
    <style:style style:name="P29" style:parent-style-name="ListParagraph" style:list-style-name="LFO1" style:family="paragraph">
      <style:paragraph-properties fo:text-align="justify"/>
    </style:style>
    <style:style style:name="T30" style:parent-style-name="DefaultParagraphFont" style:family="text">
      <style:text-properties fo:font-weight="bold" style:font-weight-asian="bold" style:font-weight-complex="bold"/>
    </style:style>
    <style:style style:name="P31" style:parent-style-name="ListParagraph" style:list-style-name="LFO1" style:family="paragraph">
      <style:paragraph-properties fo:text-align="justify"/>
    </style:style>
    <style:style style:name="T32" style:parent-style-name="DefaultParagraphFont" style:family="text">
      <style:text-properties fo:font-weight="bold" style:font-weight-asian="bold" style:font-weight-complex="bold"/>
    </style:style>
    <style:style style:name="P33" style:parent-style-name="ListParagraph" style:list-style-name="LFO1" style:family="paragraph">
      <style:paragraph-properties fo:text-align="justify"/>
    </style:style>
    <style:style style:name="T34" style:parent-style-name="DefaultParagraphFont" style:family="text">
      <style:text-properties fo:font-weight="bold" style:font-weight-asian="bold" style:font-weight-complex="bold"/>
    </style:style>
    <style:style style:name="P35" style:parent-style-name="Normal" style:family="paragraph">
      <style:paragraph-properties fo:text-align="justify"/>
      <style:text-properties fo:font-weight="bold" style:font-weight-asian="bold" style:font-weight-complex="bold"/>
    </style:style>
    <style:style style:name="P36" style:parent-style-name="ListParagraph" style:list-style-name="LFO5" style:family="paragraph">
      <style:paragraph-properties fo:text-align="justify"/>
      <style:text-properties fo:font-weight="bold" style:font-weight-asian="bold" style:font-weight-complex="bold"/>
    </style:style>
    <style:style style:name="P37" style:parent-style-name="Normal" style:family="paragraph">
      <style:paragraph-properties fo:text-align="justify"/>
    </style:style>
    <style:style style:name="P38" style:parent-style-name="ListParagraph" style:list-style-name="LFO2" style:family="paragraph">
      <style:paragraph-properties fo:text-align="justify"/>
    </style:style>
    <style:style style:name="P39" style:parent-style-name="ListParagraph" style:list-style-name="LFO2" style:family="paragraph">
      <style:paragraph-properties fo:text-align="justify"/>
    </style:style>
    <style:style style:name="P40" style:parent-style-name="ListParagraph" style:list-style-name="LFO2" style:family="paragraph">
      <style:paragraph-properties fo:text-align="justify"/>
    </style:style>
    <style:style style:name="P41" style:parent-style-name="ListParagraph" style:list-style-name="LFO2" style:family="paragraph">
      <style:paragraph-properties fo:text-align="justify"/>
    </style:style>
    <style:style style:name="P42" style:parent-style-name="ListParagraph" style:list-style-name="LFO2" style:family="paragraph">
      <style:paragraph-properties fo:text-align="justify"/>
    </style:style>
    <style:style style:name="P43" style:parent-style-name="ListParagraph" style:list-style-name="LFO2" style:family="paragraph">
      <style:paragraph-properties fo:text-align="justify"/>
    </style:style>
    <style:style style:name="P44" style:parent-style-name="ListParagraph" style:list-style-name="LFO2" style:family="paragraph">
      <style:paragraph-properties fo:text-align="justify"/>
    </style:style>
    <style:style style:name="P45" style:parent-style-name="ListParagraph" style:list-style-name="LFO2" style:family="paragraph">
      <style:paragraph-properties fo:text-align="justify" fo:margin-left="0.4958in" fo:text-indent="-0.2479in">
        <style:tab-stops/>
      </style:paragraph-properties>
    </style:style>
    <style:style style:name="P46" style:parent-style-name="ListParagraph" style:family="paragraph">
      <style:paragraph-properties fo:text-align="justify" fo:margin-left="0.4958in">
        <style:tab-stops/>
      </style:paragraph-properties>
      <style:text-properties fo:font-size="7pt" style:font-size-asian="7pt" style:font-size-complex="7pt"/>
    </style:style>
    <style:style style:name="P47" style:parent-style-name="ListParagraph" style:list-style-name="LFO5" style:family="paragraph">
      <style:paragraph-properties fo:text-align="justify" fo:margin-top="0.1666in"/>
      <style:text-properties fo:font-weight="bold" style:font-weight-asian="bold" style:font-weight-complex="bold"/>
    </style:style>
    <style:style style:name="P48" style:parent-style-name="Normal" style:family="paragraph">
      <style:paragraph-properties fo:text-align="justify"/>
    </style:style>
    <style:style style:name="P49" style:parent-style-name="ListParagraph" style:list-style-name="LFO3" style:family="paragraph">
      <style:paragraph-properties fo:text-align="justify"/>
    </style:style>
    <style:style style:name="T50" style:parent-style-name="DefaultParagraphFont" style:family="text">
      <style:text-properties fo:font-weight="bold" style:font-weight-asian="bold" style:font-weight-complex="bold"/>
    </style:style>
    <style:style style:name="P51" style:parent-style-name="ListParagraph" style:list-style-name="LFO3" style:family="paragraph">
      <style:paragraph-properties fo:text-align="justify"/>
    </style:style>
    <style:style style:name="T52" style:parent-style-name="DefaultParagraphFont" style:family="text">
      <style:text-properties fo:font-weight="bold" style:font-weight-asian="bold" style:font-weight-complex="bold"/>
    </style:style>
    <style:style style:name="P53" style:parent-style-name="ListParagraph" style:list-style-name="LFO3" style:family="paragraph">
      <style:paragraph-properties fo:text-align="justify"/>
    </style:style>
    <style:style style:name="T54" style:parent-style-name="DefaultParagraphFont" style:family="text">
      <style:text-properties fo:font-weight="bold" style:font-weight-asian="bold" style:font-weight-complex="bold"/>
    </style:style>
    <style:style style:name="P55" style:parent-style-name="ListParagraph" style:list-style-name="LFO3" style:family="paragraph">
      <style:paragraph-properties fo:text-align="justify"/>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ListParagraph" style:family="paragraph">
      <style:paragraph-properties fo:text-align="justify"/>
      <style:text-properties fo:font-weight="bold" style:font-weight-asian="bold" style:font-weight-complex="bold" fo:font-size="8pt" style:font-size-asian="8pt" style:font-size-complex="8pt"/>
    </style:style>
    <style:style style:name="P59" style:parent-style-name="ListParagraph" style:list-style-name="LFO5" style:family="paragraph">
      <style:paragraph-properties fo:text-align="justify" fo:margin-top="0.1666in"/>
      <style:text-properties fo:font-weight="bold" style:font-weight-asian="bold" style:font-weight-complex="bold"/>
    </style:style>
    <style:style style:name="P60" style:parent-style-name="Normal" style:family="paragraph">
      <style:paragraph-properties fo:text-align="justify"/>
    </style:style>
    <style:style style:name="P61" style:parent-style-name="ListParagraph" style:list-style-name="LFO4" style:family="paragraph">
      <style:paragraph-properties fo:text-align="justify"/>
    </style:style>
    <style:style style:name="T62" style:parent-style-name="DefaultParagraphFont" style:family="text">
      <style:text-properties fo:font-weight="bold" style:font-weight-asian="bold" style:font-weight-complex="bold"/>
    </style:style>
    <style:style style:name="P63" style:parent-style-name="ListParagraph" style:list-style-name="LFO4" style:family="paragraph">
      <style:paragraph-properties fo:text-align="justify"/>
    </style:style>
    <style:style style:name="T64" style:parent-style-name="DefaultParagraphFont" style:family="text">
      <style:text-properties fo:font-weight="bold" style:font-weight-asian="bold" style:font-weight-complex="bold"/>
    </style:style>
    <style:style style:name="P65" style:parent-style-name="ListParagraph" style:list-style-name="LFO4" style:family="paragraph">
      <style:paragraph-properties fo:text-align="justify"/>
    </style:style>
    <style:style style:name="T66" style:parent-style-name="DefaultParagraphFont" style:family="text">
      <style:text-properties fo:font-weight="bold" style:font-weight-asian="bold" style:font-weight-complex="bold"/>
    </style:style>
    <style:style style:name="P67" style:parent-style-name="ListParagraph" style:list-style-name="LFO4" style:family="paragraph">
      <style:paragraph-properties fo:text-align="justify"/>
    </style:style>
    <style:style style:name="T68" style:parent-style-name="DefaultParagraphFont" style:family="text">
      <style:text-properties fo:font-weight="bold" style:font-weight-asian="bold" style:font-weight-complex="bold"/>
    </style:style>
    <style:style style:name="P69" style:parent-style-name="ListParagraph" style:list-style-name="LFO4" style:family="paragraph">
      <style:paragraph-properties fo:text-align="justify"/>
    </style:style>
    <style:style style:name="T70" style:parent-style-name="DefaultParagraphFont" style:family="text">
      <style:text-properties fo:font-weight="bold" style:font-weight-asian="bold" style:font-weight-complex="bold"/>
    </style:style>
    <style:style style:name="P71" style:parent-style-name="ListParagraph" style:list-style-name="LFO4" style:family="paragraph">
      <style:paragraph-properties fo:text-align="justify"/>
    </style:style>
    <style:style style:name="T72" style:parent-style-name="DefaultParagraphFont" style:family="text">
      <style:text-properties fo:font-weight="bold" style:font-weight-asian="bold" style:font-weight-complex="bold"/>
    </style:style>
    <style:style style:name="P73" style:parent-style-name="ListParagraph" style:family="paragraph">
      <style:paragraph-properties fo:text-align="justify"/>
      <style:text-properties fo:font-size="8pt" style:font-size-asian="8pt" style:font-size-complex="8pt"/>
    </style:style>
    <style:style style:name="P74" style:parent-style-name="ListParagraph" style:list-style-name="LFO5" style:family="paragraph">
      <style:paragraph-properties fo:text-align="justify" fo:margin-top="0.1666in"/>
      <style:text-properties fo:font-weight="bold" style:font-weight-asian="bold" style:font-weight-complex="bold"/>
    </style:style>
    <style:style style:name="P75" style:parent-style-name="Normal" style:family="paragraph">
      <style:paragraph-properties fo:text-align="justify"/>
    </style:style>
    <style:style style:name="P76" style:parent-style-name="ListParagraph" style:list-style-name="LFO5" style:family="paragraph">
      <style:paragraph-properties fo:text-align="justify" fo:margin-top="0.1666in"/>
      <style:text-properties fo:font-weight="bold" style:font-weight-asian="bold" style:font-weight-complex="bold"/>
    </style:style>
    <style:style style:name="P77" style:parent-style-name="Normal" style:family="paragraph">
      <style:paragraph-properties fo:text-align="justify"/>
    </style:style>
    <style:style style:name="P78" style:parent-style-name="ListParagraph" style:list-style-name="LFO5" style:family="paragraph">
      <style:paragraph-properties fo:text-align="justify" fo:margin-top="0.1666in"/>
      <style:text-properties fo:font-weight="bold" style:font-weight-asian="bold" style:font-weight-complex="bold"/>
    </style:style>
    <style:style style:name="P79" style:parent-style-name="Normal" style:family="paragraph">
      <style:paragraph-properties fo:text-align="justify"/>
    </style:style>
    <style:style style:name="P80" style:parent-style-name="ListParagraph" style:list-style-name="LFO6" style:family="paragraph">
      <style:paragraph-properties fo:text-align="justify"/>
    </style:style>
    <style:style style:name="T81" style:parent-style-name="DefaultParagraphFont" style:family="text">
      <style:text-properties fo:font-weight="bold" style:font-weight-asian="bold" style:font-weight-complex="bold"/>
    </style:style>
    <style:style style:name="P82" style:parent-style-name="ListParagraph" style:list-style-name="LFO6" style:family="paragraph">
      <style:paragraph-properties fo:text-align="justify"/>
    </style:style>
    <style:style style:name="T83" style:parent-style-name="DefaultParagraphFont" style:family="text">
      <style:text-properties fo:font-weight="bold" style:font-weight-asian="bold" style:font-weight-complex="bold"/>
    </style:style>
    <style:style style:name="P84" style:parent-style-name="ListParagraph" style:list-style-name="LFO6" style:family="paragraph">
      <style:paragraph-properties fo:text-align="justify"/>
    </style:style>
    <style:style style:name="T85" style:parent-style-name="DefaultParagraphFont" style:family="text">
      <style:text-properties fo:font-weight="bold" style:font-weight-asian="bold" style:font-weight-complex="bold"/>
    </style:style>
    <style:style style:name="P86" style:parent-style-name="ListParagraph" style:list-style-name="LFO6" style:family="paragraph">
      <style:paragraph-properties fo:text-align="justify"/>
    </style:style>
    <style:style style:name="T87" style:parent-style-name="DefaultParagraphFont" style:family="text">
      <style:text-properties fo:font-weight="bold" style:font-weight-asian="bold" style:font-weight-complex="bold"/>
    </style:style>
    <style:style style:name="P88" style:parent-style-name="ListParagraph" style:list-style-name="LFO6" style:family="paragraph">
      <style:paragraph-properties fo:text-align="justify"/>
    </style:style>
    <style:style style:name="T89" style:parent-style-name="DefaultParagraphFont" style:family="text">
      <style:text-properties fo:font-weight="bold" style:font-weight-asian="bold" style:font-weight-complex="bold"/>
    </style:style>
    <style:style style:name="P90" style:parent-style-name="ListParagraph" style:list-style-name="LFO6" style:family="paragraph">
      <style:paragraph-properties fo:text-align="justify"/>
    </style:style>
    <style:style style:name="T91" style:parent-style-name="DefaultParagraphFont" style:family="text">
      <style:text-properties fo:font-weight="bold" style:font-weight-asian="bold" style:font-weight-complex="bold"/>
    </style:style>
    <style:style style:name="P92" style:parent-style-name="Normal" style:family="paragraph">
      <style:paragraph-properties fo:text-align="justify"/>
    </style:style>
    <style:style style:name="T93" style:parent-style-name="DefaultParagraphFont" style:family="text">
      <style:text-properties fo:background-color="#FFFF00"/>
    </style:style>
    <style:style style:name="P94" style:parent-style-name="ListParagraph" style:list-style-name="LFO5" style:family="paragraph">
      <style:paragraph-properties fo:text-align="justify" fo:margin-top="0.1666in"/>
      <style:text-properties fo:font-weight="bold" style:font-weight-asian="bold" style:font-weight-complex="bold"/>
    </style:style>
    <style:style style:name="P95" style:parent-style-name="Normal" style:family="paragraph">
      <style:paragraph-properties fo:text-align="justify"/>
    </style:style>
    <style:style style:name="P96" style:parent-style-name="ListParagraph" style:list-style-name="LFO5" style:family="paragraph">
      <style:paragraph-properties fo:text-align="justify" fo:margin-top="0.1666in"/>
      <style:text-properties fo:font-weight="bold" style:font-weight-asian="bold" style:font-weight-complex="bold"/>
    </style:style>
    <style:style style:name="P97" style:parent-style-name="Normal" style:family="paragraph">
      <style:paragraph-properties fo:text-align="justify"/>
    </style:style>
    <style:style style:name="P98" style:parent-style-name="ListParagraph" style:list-style-name="LFO5" style:family="paragraph">
      <style:paragraph-properties fo:text-align="justify" fo:margin-top="0.1666in"/>
      <style:text-properties fo:font-weight="bold" style:font-weight-asian="bold" style:font-weight-complex="bold"/>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T101" style:parent-style-name="DefaultParagraphFont" style:family="text">
      <style:text-properties fo:background-color="#FFFF00"/>
    </style:style>
    <style:style style:name="P102" style:parent-style-name="Normal" style:family="paragraph">
      <style:paragraph-properties fo:text-align="justify"/>
      <style:text-properties fo:background-color="#FFFF00"/>
    </style:style>
    <style:style style:name="P103" style:parent-style-name="Normal" style:family="paragraph">
      <style:paragraph-properties fo:text-align="justify"/>
      <style:text-properties fo:background-color="#FFFF00"/>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text-properties fo:background-color="#FFFF00"/>
    </style:style>
    <style:style style:name="T107" style:parent-style-name="DefaultParagraphFont" style:family="text">
      <style:text-properties fo:background-color="#FFFF00"/>
    </style:style>
    <style:style style:name="T108" style:parent-style-name="DefaultParagraphFont" style:family="text">
      <style:text-properties fo:background-color="#FFFF00"/>
    </style:style>
    <style:style style:name="P109" style:parent-style-name="Normal" style:family="paragraph">
      <style:text-properties fo:font-weight="bold" style:font-weight-asian="bold" style:font-weight-complex="bold"/>
    </style:style>
  </office:automatic-styles>
  <office:body>
    <office:text text:use-soft-page-breaks="true">
      <text:p text:style-name="P1">International Student Privacy Notice</text:p>
      <text:p text:style-name="P4">Effective Date:<text:s/>30 July 2024</text:p>
      <text:p text:style-name="Normal"/>
      <text:list text:style-name="LFO5" text:continue-numbering="true">
        <text:list-item>
          <text:p text:style-name="P5">Introduction</text:p>
        </text:list-item>
      </text:list>
      <text:p text:style-name="P6">At<text:s/><text:span text:style-name="T7">Prevista Ltd</text:span><text:span text:style-name="T8">,</text:span><text:s/>we are committed to protecting and respecting the privacy of our international students. This privacy notice explains how we collect, use, and protect your personal data in accordance with the UK General Data Protection Regulation (UK GDPR) and the Data Protection Act 2018.</text:p>
      <text:list text:style-name="LFO5" text:continue-numbering="true">
        <text:list-item>
          <text:p text:style-name="P9">Data Controller</text:p>
        </text:list-item>
      </text:list>
      <text:p text:style-name="P10">The data controller responsible for your personal data is:</text:p>
      <text:p text:style-name="P11">Prevista Ltd<text:s/></text:p>
      <text:p text:style-name="P12"><text:span text:style-name="T13">United House, North Road, London N7 9DP</text:span></text:p>
      <text:p text:style-name="P14"><text:a xlink:href="mailto:enquiries@prevista.co.uk" office:target-frame-name="_top" xlink:show="replace"><text:span text:style-name="T15">enquiries@prevista.co.uk</text:span></text:a></text:p>
      <text:p text:style-name="P16">+44 20 7609 4198</text:p>
      <text:list text:style-name="LFO5" text:continue-numbering="true">
        <text:list-item>
          <text:p text:style-name="P17">What Information We Collect</text:p>
        </text:list-item>
      </text:list>
      <text:p text:style-name="P18">We may collect, store, and use the following categories of personal information about you:</text:p>
      <text:list text:style-name="LFO1" text:continue-numbering="true">
        <text:list-item>
          <text:p text:style-name="P19"><text:span text:style-name="T20">Personal Details:</text:span><text:s/>Name, date of birth, nationality, student ID, contact details (address, phone number, email).</text:p>
        </text:list-item>
        <text:list-item>
          <text:p text:style-name="P21"><text:span text:style-name="T22">Passport and Visa Information:</text:span><text:s/>Passport details, visa status, immigration documentation.</text:p>
        </text:list-item>
        <text:list-item>
          <text:p text:style-name="P23"><text:span text:style-name="T24">Academic Records:</text:span><text:s/>Course enrolment details, grades, attendance records, academic progress, and achievements.</text:p>
        </text:list-item>
        <text:list-item>
          <text:p text:style-name="P25"><text:span text:style-name="T26">Financial Information:</text:span><text:s/>Tuition fees, payment records, scholarships, bursaries, and sponsorship details.</text:p>
        </text:list-item>
        <text:list-item>
          <text:p text:style-name="P27"><text:span text:style-name="T28">Health and Wellbeing Information:</text:span><text:s/>Medical records, disability information, counselling records (only if relevant and provided).</text:p>
        </text:list-item>
        <text:list-item>
          <text:p text:style-name="P29"><text:span text:style-name="T30">IT and Communications Data:</text:span><text:s/>Email logs, internet usage, and access to university systems.</text:p>
        </text:list-item>
        <text:list-item>
          <text:p text:style-name="P31"><text:span text:style-name="T32">Accommodation Details:</text:span><text:s/>On-campus or off-campus housing arrangements, emergency contact details.</text:p>
        </text:list-item>
        <text:list-item>
          <text:p text:style-name="P33"><text:span text:style-name="T34">Other Relevant Data:</text:span><text:s/>Any other information necessary for your education and welfare at the institution.</text:p>
        </text:list-item>
      </text:list>
      <text:p text:style-name="P35"/>
      <text:soft-page-break/>
      <text:list text:style-name="LFO5" text:continue-numbering="true">
        <text:list-item>
          <text:p text:style-name="P36">How We Use Your Information</text:p>
        </text:list-item>
      </text:list>
      <text:p text:style-name="P37">We use your personal data to:</text:p>
      <text:list text:style-name="LFO2" text:continue-numbering="true">
        <text:list-item>
          <text:p text:style-name="P38">Provide educational services and support.</text:p>
        </text:list-item>
        <text:list-item>
          <text:p text:style-name="P39">Administer your studies and academic progress.</text:p>
        </text:list-item>
        <text:list-item>
          <text:p text:style-name="P40">Ensure your health, safety, and wellbeing.</text:p>
        </text:list-item>
        <text:list-item>
          <text:p text:style-name="P41">Manage financial aspects of your enrolment.</text:p>
        </text:list-item>
        <text:list-item>
          <text:p text:style-name="P42">Assist with visa and immigration compliance.</text:p>
        </text:list-item>
        <text:list-item>
          <text:p text:style-name="P43">Comply with legal and regulatory requirements.</text:p>
        </text:list-item>
        <text:list-item>
          <text:p text:style-name="P44">Communicate with you regarding your studies and university activities.</text:p>
        </text:list-item>
        <text:list-item>
          <text:p text:style-name="P45">Improve our services and facilities.</text:p>
        </text:list-item>
      </text:list>
      <text:p text:style-name="P46"/>
      <text:list text:style-name="LFO5" text:continue-numbering="true">
        <text:list-item>
          <text:p text:style-name="P47">Legal Basis for Processing</text:p>
        </text:list-item>
      </text:list>
      <text:p text:style-name="P48">We process your personal data based on the following legal grounds:</text:p>
      <text:list text:style-name="LFO3" text:continue-numbering="true">
        <text:list-item>
          <text:p text:style-name="P49"><text:span text:style-name="T50">Performance of a Contract:</text:span><text:s/>To fulfil our contractual obligations to you as a student.</text:p>
        </text:list-item>
        <text:list-item>
          <text:p text:style-name="P51"><text:span text:style-name="T52">Legal Obligation:</text:span><text:s/>To comply with legal and regulatory obligations, including immigration laws.</text:p>
        </text:list-item>
        <text:list-item>
          <text:p text:style-name="P53"><text:span text:style-name="T54">Legitimate Interests:</text:span><text:s/>To manage and improve our educational services and facilities.</text:p>
        </text:list-item>
        <text:list-item>
          <text:p text:style-name="P55"><text:span text:style-name="T56">Consent:</text:span><text:span text:style-name="T57"><text:s/></text:span>For specific purposes where you have given consent (e.g., marketing).</text:p>
        </text:list-item>
      </text:list>
      <text:p text:style-name="P58"/>
      <text:list text:style-name="LFO5" text:continue-numbering="true">
        <text:list-item>
          <text:p text:style-name="P59">Data Sharing</text:p>
        </text:list-item>
      </text:list>
      <text:p text:style-name="P60">We may share your personal data with:</text:p>
      <text:list text:style-name="LFO4" text:continue-numbering="true">
        <text:list-item>
          <text:p text:style-name="P61"><text:span text:style-name="T62">Academic and Administrative Staff:</text:span><text:s/>For the purpose of providing education and support.</text:p>
        </text:list-item>
        <text:list-item>
          <text:p text:style-name="P63"><text:span text:style-name="T64">Service Providers:</text:span><text:s/>Who provide services on our behalf (e.g., IT services, accommodation).</text:p>
        </text:list-item>
        <text:list-item>
          <text:p text:style-name="P65"><text:span text:style-name="T66">Government and Regulatory Bodies:</text:span><text:s/>To comply with legal and immigration requirements.</text:p>
        </text:list-item>
        <text:list-item>
          <text:p text:style-name="P67"><text:span text:style-name="T68">Parents/Guardians:</text:span><text:s/>With your consent or if it is in your vital interest.</text:p>
        </text:list-item>
        <text:list-item>
          <text:p text:style-name="P69"><text:span text:style-name="T70">Employers and Placement Providers:</text:span><text:s/>When necessary for your course requirements.</text:p>
        </text:list-item>
        <text:list-item>
          <text:p text:style-name="P71"><text:span text:style-name="T72">Partner Institutions:</text:span><text:s/>If you are participating in an exchange or partnership program.</text:p>
        </text:list-item>
      </text:list>
      <text:p text:style-name="P73"/>
      <text:list text:style-name="LFO5" text:continue-numbering="true">
        <text:list-item>
          <text:p text:style-name="P74">Data Transfers</text:p>
        </text:list-item>
      </text:list>
      <text:p text:style-name="P75">As an international student, your personal data may be transferred to, and processed in, countries outside the UK. We will ensure that appropriate safeguards are in place to protect your data in accordance with applicable data protection laws.</text:p>
      <text:soft-page-break/>
      <text:list text:style-name="LFO5" text:continue-numbering="true">
        <text:list-item>
          <text:p text:style-name="P76">Data Retention</text:p>
        </text:list-item>
      </text:list>
      <text:p text:style-name="P77">We retain your personal data for as long as necessary to fulfill the purposes for which it was collected, or as required by law. Specific retention periods are outlined in our Data Retention Policy, available on request.</text:p>
      <text:list text:style-name="LFO5" text:continue-numbering="true">
        <text:list-item>
          <text:p text:style-name="P78">Your Rights</text:p>
        </text:list-item>
      </text:list>
      <text:p text:style-name="P79">You have the following rights regarding your personal data:</text:p>
      <text:list text:style-name="LFO6" text:continue-numbering="true">
        <text:list-item>
          <text:p text:style-name="P80"><text:span text:style-name="T81">Access:</text:span><text:s/>To request access to your personal data.</text:p>
        </text:list-item>
        <text:list-item>
          <text:p text:style-name="P82"><text:span text:style-name="T83">Rectification:</text:span><text:s/>To request correction of inaccurate or incomplete data.</text:p>
        </text:list-item>
        <text:list-item>
          <text:p text:style-name="P84"><text:span text:style-name="T85">Erasure:</text:span><text:s/>To request deletion of your personal data (where applicable).</text:p>
        </text:list-item>
        <text:list-item>
          <text:p text:style-name="P86"><text:span text:style-name="T87">Restriction:</text:span><text:s/>To request restriction of processing.</text:p>
        </text:list-item>
        <text:list-item>
          <text:p text:style-name="P88"><text:span text:style-name="T89">Data Portability:</text:span><text:s/>To request transfer of your data to another organisation.</text:p>
        </text:list-item>
        <text:list-item>
          <text:p text:style-name="P90"><text:span text:style-name="T91">Objection:</text:span><text:s/>To object to the processing of your personal data.</text:p>
        </text:list-item>
      </text:list>
      <text:p text:style-name="P92">To exercise these rights, please contact us at<text:s/><text:span text:style-name="T93">enquiries@prevista.co.uk</text:span>.</text:p>
      <text:list text:style-name="LFO5" text:continue-numbering="true">
        <text:list-item>
          <text:p text:style-name="P94">Data Security</text:p>
        </text:list-item>
      </text:list>
      <text:p text:style-name="P95">We implement appropriate technical and organisational measures to protect your personal data against unauthorised access, alteration, disclosure, or destruction.</text:p>
      <text:list text:style-name="LFO5" text:continue-numbering="true">
        <text:list-item>
          <text:p text:style-name="P96">Changes to This Privacy Notice</text:p>
        </text:list-item>
      </text:list>
      <text:p text:style-name="P97">We may update this privacy notice from time to time. Any changes will be posted on our website, and we will notify you of significant changes via email or other communication channels.</text:p>
      <text:list text:style-name="LFO5" text:continue-numbering="true">
        <text:list-item>
          <text:p text:style-name="P98">Contact Us</text:p>
        </text:list-item>
      </text:list>
      <text:p text:style-name="P99">If you have any questions or concerns about this privacy notice or our data protection practices, please contact:</text:p>
      <text:p text:style-name="P100"><text:span text:style-name="T101">Data Protection Officer's Name</text:span><text:s text:c="2"/></text:p>
      <text:p text:style-name="P102">Contact Email<text:s/></text:p>
      <text:p text:style-name="P103">+44 20 7609 4198</text:p>
      <text:p text:style-name="P104"/>
      <text:p text:style-name="P105">By enrolling at<text:s/>Prevista Ltd, you acknowledge that you have read and understood this privacy notic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6">Prevista Ltd<text:s/></text:p>
      <text:p text:style-name="Normal"><text:span text:style-name="T107">United House, North Road, London N7 9DP</text:span></text:p>
      <text:p text:style-name="Normal"><text:span text:style-name="T108">Website URL</text:span><text:s/></text:p>
      <text:p text:style-name="Normal"/>
      <text:p text:style-name="P109">Date of Last Review:<text:s/>30 July 2024</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659in"/>
      </style:footer-style>
    </style:page-layout>
    <style:style style:name="T2" style:parent-style-name="DefaultParagraphFont" style:family="text">
      <style:text-properties fo:font-size="11pt" style:font-size-asian="11pt" style:font-size-complex="11pt"/>
    </style:style>
    <style:style style:name="T3" style:parent-style-name="DefaultParagraphFont" style:family="text">
      <style:text-properties fo:font-size="11pt" style:font-size-asian="11pt" style:font-size-complex="11pt" fo:background-color="#FFFF00"/>
    </style:style>
  </office:automatic-styles>
  <office:master-styles>
    <style:master-page style:name="MP0" style:page-layout-name="PL0">
      <style:footer>
        <text:p text:style-name="Normal"><text:span text:style-name="T2">International Student Privacy Notice_</text:span><text:span text:style-name="T3">Revision:1</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azli Farook</meta:initial-creator>
    <dc:creator>Fazli Farook</dc:creator>
    <meta:creation-date>2024-07-29T14:35:00Z</meta:creation-date>
    <dc:date>2024-07-30T08:27:00Z</dc:date>
    <meta:template xlink:href="Normal" xlink:type="simple"/>
    <meta:editing-cycles>12</meta:editing-cycles>
    <meta:editing-duration>PT9480S</meta:editing-duration>
    <meta:user-defined meta:name="MSIP_Label_ee3bf6f1-3761-403c-b8d2-b07141cf256c_Enabled">true</meta:user-defined>
    <meta:user-defined meta:name="MSIP_Label_ee3bf6f1-3761-403c-b8d2-b07141cf256c_SetDate">2024-07-29T15:55:00Z</meta:user-defined>
    <meta:user-defined meta:name="MSIP_Label_ee3bf6f1-3761-403c-b8d2-b07141cf256c_Method">Standard</meta:user-defined>
    <meta:user-defined meta:name="MSIP_Label_ee3bf6f1-3761-403c-b8d2-b07141cf256c_Name">General</meta:user-defined>
    <meta:user-defined meta:name="MSIP_Label_ee3bf6f1-3761-403c-b8d2-b07141cf256c_SiteId">73868f17-f58f-4629-965a-ef9e2370e8e9</meta:user-defined>
    <meta:user-defined meta:name="MSIP_Label_ee3bf6f1-3761-403c-b8d2-b07141cf256c_ActionId">13024c9c-3404-48c8-8e4e-ebb701113c09</meta:user-defined>
    <meta:user-defined meta:name="MSIP_Label_ee3bf6f1-3761-403c-b8d2-b07141cf256c_ContentBits">0</meta:user-defined>
    <meta:document-statistic meta:page-count="4" meta:paragraph-count="9" meta:word-count="715" meta:character-count="4788" meta:row-count="34" meta:non-whitespace-character-count="4082"/>
  </office:meta>
</office:document-meta>
</file>